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ize="16pt" fo:font-weight="bold" officeooo:rsid="00071d74" officeooo:paragraph-rsid="00071d74" style:font-size-asian="16pt" style:language-asian="zh" style:country-asian="CN" style:font-weight-asian="bold" style:font-size-complex="16pt" style:font-weight-complex="bold"/>
    </style:style>
    <style:style style:name="P2" style:family="paragraph" style:parent-style-name="Text_20_body">
      <style:text-properties fo:font-size="16pt" fo:font-weight="bold" officeooo:rsid="00091aa6" officeooo:paragraph-rsid="00091aa6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5pt" officeooo:rsid="00054112" officeooo:paragraph-rsid="00054112" style:font-size-asian="15pt" style:font-size-complex="15pt"/>
    </style:style>
    <style:style style:name="P4" style:family="paragraph" style:parent-style-name="Standard">
      <style:text-properties fo:font-size="15pt" officeooo:rsid="00071d74" officeooo:paragraph-rsid="00071d74" style:font-size-asian="15pt" style:language-asian="zh" style:country-asian="CN" style:font-size-complex="15pt"/>
    </style:style>
    <style:style style:name="P5" style:family="paragraph" style:parent-style-name="Standard">
      <style:text-properties fo:font-size="16pt" fo:font-weight="bold" officeooo:rsid="00071d74" officeooo:paragraph-rsid="00071d74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officeooo:paragraph-rsid="00071d74"/>
    </style:style>
    <style:style style:name="P7" style:family="paragraph" style:parent-style-name="Standard">
      <style:text-properties fo:font-size="26pt" officeooo:rsid="00054112" officeooo:paragraph-rsid="00071d74" style:font-size-asian="26pt" style:font-size-complex="26pt"/>
    </style:style>
    <style:style style:name="P8" style:family="paragraph" style:parent-style-name="Standard">
      <style:text-properties fo:font-size="26pt" fo:font-weight="bold" officeooo:rsid="00071d74" officeooo:paragraph-rsid="00071d74" style:font-size-asian="26pt" style:language-asian="zh" style:country-asian="CN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d74" style:language-asian="zh" style:country-asian="CN" style:font-weight-asian="bold" style:font-weight-complex="bold"/>
    </style:style>
    <style:style style:name="T3" style:family="text">
      <style:text-properties fo:font-size="18pt" fo:font-weight="bold" officeooo:rsid="00071d74" style:font-size-asian="18pt" style:language-asian="zh" style:country-asian="CN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ff0000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 <text:span text:style-name="T1">使用Scanner从键盘录入数据写入文件</text:span></text:p>
      <text:p text:style-name="P3"><text:tab/> */</text:p>
      <text:p text:style-name="P3"><text:tab/>public static void main(String[] args) {</text:p>
      <text:p text:style-name="P3"><text:tab/><text:tab/>// TODO Auto-generated method stub</text:p>
      <text:p text:style-name="P3"><text:s text:c="10"/>Scanner sc=new Scanner(System.in);</text:p>
      <text:p text:style-name="P3"><text:s text:c="10"/>BufferedWriter bw=null;</text:p>
      <text:p text:style-name="P3"><text:s text:c="10"/>try {</text:p>
      <text:p text:style-name="P3"><text:tab/><text:tab/><text:tab/>bw=new BufferedWriter(new FileWriter("c.txt"));</text:p>
      <text:p text:style-name="P3"><text:tab/><text:tab/><text:tab/>String line=null;</text:p>
      <text:p text:style-name="P3"><text:tab/><text:tab/><text:tab/>while((line=sc.nextLine())!=null){</text:p>
      <text:p text:style-name="P3"><text:tab/><text:tab/><text:tab/><text:tab/>if("exit".equals(line)){</text:p>
      <text:p text:style-name="P3"><text:tab/><text:tab/><text:tab/><text:tab/><text:tab/>break;</text:p>
      <text:p text:style-name="P3"><text:tab/><text:tab/><text:tab/><text:tab/>}</text:p>
      <text:p text:style-name="P3"><text:tab/><text:tab/><text:tab/><text:tab/>bw.write(line);</text:p>
      <text:p text:style-name="P3"><text:tab/><text:tab/><text:tab/><text:tab/>bw.newLine();</text:p>
      <text:p text:style-name="P3"><text:tab/><text:tab/><text:tab/>}</text:p>
      <text:p text:style-name="P3"><text:tab/><text:tab/><text:tab/>bw.flush();</text:p>
      <text:p text:style-name="P3"><text:tab/><text:tab/>} catch (IOException e) {</text:p>
      <text:p text:style-name="P3"><text:tab/><text:tab/><text:tab/>// TODO Auto-generated catch block</text:p>
      <text:p text:style-name="P3"><text:tab/><text:tab/><text:tab/>e.printStackTrace();</text:p>
      <text:p text:style-name="P3"><text:tab/><text:tab/>}finally{</text:p>
      <text:p text:style-name="P3"><text:tab/><text:tab/><text:tab/>if(bw!=null){</text:p>
      <text:p text:style-name="P3"><text:tab/><text:tab/><text:tab/><text:tab/>try {</text:p>
      <text:p text:style-name="P3"><text:tab/><text:tab/><text:tab/><text:tab/><text:tab/>bw.close();</text:p>
      <text:p text:style-name="P3"><text:tab/><text:tab/><text:tab/><text:tab/>} catch (IOException e) {</text:p>
      <text:p text:style-name="P3"><text:tab/><text:tab/><text:tab/><text:tab/><text:tab/>// TODO Auto-generated catch block</text:p>
      <text:p text:style-name="P3"><text:tab/><text:tab/><text:tab/><text:tab/><text:tab/>e.printStackTrace();</text:p>
      <text:p text:style-name="P3"><text:tab/><text:tab/><text:tab/><text:tab/>}</text:p>
      <text:p text:style-name="P3"><text:tab/><text:tab/><text:tab/>}</text:p>
      <text:p text:style-name="P3"><text:tab/><text:tab/>}</text:p>
      <text:p text:style-name="P3"><text:s text:c="10"/></text:p>
      <text:p text:style-name="P3"><text:s text:c="10"/></text:p>
      <text:p text:style-name="P3"><text:tab/>}</text:p>
      <text:p text:style-name="P7"><text:span text:style-name="T2">InputStreamReader类输入流转换</text:span></text:p>
      <text:p text:style-name="P6"><text:span text:style-name="T3">InputStreamReader字节转换字符流</text:span><text:span text:style-name="T6">是字节流通向字符流的桥梁</text:span></text:p>
      <text:p text:style-name="P5"/>
      <text:p text:style-name="P4">/*</text:p>
      <text:p text:style-name="P4"><text:s/>*<text:span text:style-name="T1"> 使用字节流转换为字符流从键盘录入数据写入文件</text:span></text:p>
      <text:p text:style-name="P4"><text:s/>* <text:s/>InputStreamReader转换</text:p>
      <text:p text:style-name="P4"><text:s/>*/</text:p>
      <text:p text:style-name="P4"><text:tab/> public static void main(String[] args) {</text:p>
      <text:p text:style-name="P4"><text:soft-page-break/><text:tab/><text:tab/>InputStream is=System.in;</text:p>
      <text:p text:style-name="P4"><text:tab/><text:tab/>//要想使用字符流的高效缓冲区来操作字节流需要转换<text:span text:style-name="T10">BufferedReader br=new BufferedReader(new InputStreamReader(is));</text:span></text:p>
      <text:p text:style-name="P4"><text:tab/><text:tab/>//定义要写入的文件流</text:p>
      <text:p text:style-name="P4"><text:tab/><text:tab/>BufferedWriter bw=null;</text:p>
      <text:p text:style-name="P4"><text:tab/><text:tab/>try {</text:p>
      <text:p text:style-name="P4"><text:tab/><text:tab/><text:tab/> bw=new BufferedWriter(new FileWriter("e.txt"));</text:p>
      <text:p text:style-name="P4"><text:tab/><text:tab/>} catch (IOException e1) {</text:p>
      <text:p text:style-name="P4"><text:tab/><text:tab/><text:tab/>// TODO Auto-generated catch block</text:p>
      <text:p text:style-name="P4"><text:tab/><text:tab/><text:tab/>e1.printStackTrace();</text:p>
      <text:p text:style-name="P4"><text:tab/><text:tab/>}</text:p>
      <text:p text:style-name="P4"><text:tab/><text:tab/>String line=null;</text:p>
      <text:p text:style-name="P4"><text:tab/><text:tab/>try {</text:p>
      <text:p text:style-name="P4"><text:tab/><text:tab/><text:tab/>while((line=br.readLine())!=null){</text:p>
      <text:p text:style-name="P4"><text:tab/><text:tab/><text:tab/><text:tab/>if("exit".equals(line)){</text:p>
      <text:p text:style-name="P4"><text:tab/><text:tab/><text:tab/><text:tab/><text:tab/>break;</text:p>
      <text:p text:style-name="P4"><text:tab/><text:tab/><text:tab/><text:tab/>}</text:p>
      <text:p text:style-name="P4"><text:tab/><text:tab/><text:tab/><text:tab/>bw.write(line);</text:p>
      <text:p text:style-name="P4"><text:tab/><text:tab/><text:tab/><text:tab/>bw.newLine();</text:p>
      <text:p text:style-name="P4"><text:tab/><text:tab/><text:tab/><text:tab/>bw.flush();</text:p>
      <text:p text:style-name="P4"><text:tab/><text:tab/><text:tab/>}</text:p>
      <text:p text:style-name="P4"><text:tab/><text:tab/>} catch (IOException e) {</text:p>
      <text:p text:style-name="P4"><text:tab/><text:tab/><text:tab/>// TODO Auto-generated catch block</text:p>
      <text:p text:style-name="P4"><text:tab/><text:tab/><text:tab/>e.printStackTrace();</text:p>
      <text:p text:style-name="P4"><text:tab/><text:tab/>}</text:p>
      <text:p text:style-name="P4"><text:tab/>}</text:p>
      <text:p text:style-name="P4">}</text:p>
      <text:p text:style-name="P8">OutputStreamWriter类输出流转换</text:p>
      <text:p text:style-name="P1"><office:annotation><dc:date>2017-12-30T13:08:13.090000000</dc:date><text:p>HTML: &lt;NOSCRIPT&gt;</text:p></office:annotation><office:annotation><dc:date>2017-12-30T13:08:13.090000000</dc:date><text:p>HTML: &lt;/NOSCRIPT&gt;</text:p></office:annotation>OutputStreamWriter 是字符流通向字节流的桥梁</text:p>
      <text:p text:style-name="P2">*</text:p>
      <text:p text:style-name="P2"><text:s/>* 使用字符流转换为字节流从文件中读取内容到控制台</text:p>
      <text:p text:style-name="P2"><text:s/>*/</text:p>
      <text:p text:style-name="P2"><text:tab/> public static void main(String[] args) {</text:p>
      <text:p text:style-name="P2"><text:tab/><text:tab/> BufferedReader br=null;</text:p>
      <text:p text:style-name="P2"><text:tab/><text:tab/> BufferedWriter bw=null;</text:p>
      <text:p text:style-name="P2"><text:tab/><text:tab/>try {</text:p>
      <text:p text:style-name="P2"><text:soft-page-break/><text:tab/><text:tab/><text:tab/>br=new BufferedReader(new FileReader("a.txt"));</text:p>
      <text:p text:style-name="P2"><text:tab/><text:tab/><text:tab/>//创建字符流向字节流转换的对象</text:p>
      <text:p text:style-name="P2"><text:tab/><text:tab/><text:tab/><text:span text:style-name="T8">bw=new BufferedWriter(new OutputStreamWriter(System.out));</text:span></text:p>
      <text:p text:style-name="P2"><text:tab/><text:tab/><text:tab/>String lin=null;</text:p>
      <text:p text:style-name="P2"><text:tab/><text:tab/><text:tab/>try {</text:p>
      <text:p text:style-name="P2"><text:tab/><text:tab/><text:tab/><text:tab/>while((lin=br.readLine())!=null){</text:p>
      <text:p text:style-name="P2"><text:tab/><text:tab/><text:tab/><text:tab/><text:tab/>bw.write(lin);</text:p>
      <text:p text:style-name="P2"><text:tab/><text:tab/><text:tab/><text:tab/><text:tab/>bw.newLine();</text:p>
      <text:p text:style-name="P2"><text:tab/><text:tab/><text:tab/><text:tab/><text:tab/>bw.flush();</text:p>
      <text:p text:style-name="P2"><text:tab/><text:tab/><text:tab/><text:tab/>}</text:p>
      <text:p text:style-name="P2"><text:tab/><text:tab/><text:tab/>} catch (IOException e) {</text:p>
      <text:p text:style-name="P2"><text:tab/><text:tab/><text:tab/><text:tab/>// TODO Auto-generated catch block</text:p>
      <text:p text:style-name="P2"><text:tab/><text:tab/><text:tab/><text:tab/>e.printStackTrace();</text:p>
      <text:p text:style-name="P2"><text:tab/><text:tab/><text:tab/>}</text:p>
      <text:p text:style-name="P2"><text:tab/><text:tab/>} catch (FileNotFoundException e) {</text:p>
      <text:p text:style-name="P2"><text:tab/><text:tab/><text:tab/>// TODO Auto-generated catch block</text:p>
      <text:p text:style-name="P2"><text:tab/><text:tab/><text:tab/>e.printStackTrace();</text:p>
      <text:p text:style-name="P2"><text:tab/><text:tab/>}finally{</text:p>
      <text:p text:style-name="P2"><text:tab/><text:tab/><text:tab/><text:tab/>try {</text:p>
      <text:p text:style-name="P2"><text:tab/><text:tab/><text:tab/><text:tab/><text:tab/>if(bw!=null)</text:p>
      <text:p text:style-name="P2"><text:tab/><text:tab/><text:tab/><text:tab/><text:tab/>bw.close();</text:p>
      <text:p text:style-name="P2"><text:tab/><text:tab/><text:tab/><text:tab/><text:tab/>if(br!=null)</text:p>
      <text:p text:style-name="P2"><text:tab/><text:tab/><text:tab/><text:tab/><text:tab/><text:tab/>br.close();</text:p>
      <text:p text:style-name="P2"><text:tab/><text:tab/><text:tab/><text:tab/>} catch (IOException e) {</text:p>
      <text:p text:style-name="P2"><text:tab/><text:tab/><text:tab/><text:tab/><text:tab/>// TODO Auto-generated catch block</text:p>
      <text:p text:style-name="P2"><text:tab/><text:tab/><text:tab/><text:tab/><text:tab/>e.printStackTrace();</text:p>
      <text:p text:style-name="P2"><text:tab/><text:tab/><text:tab/></text:p>
      <text:p text:style-name="P2"><text:tab/><text:tab/><text:tab/>}</text:p>
      <text:p text:style-name="P2"><text:tab/><text:tab/>}</text:p>
      <text:p text:style-name="P2"><text:soft-page-break/><text:tab/> }</text:p>
      <text:p text:style-name="P2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7S</meta:editing-duration>
    <meta:editing-cycles>3</meta:editing-cycles>
    <meta:generator>LibreOffice/5.3.0.3$Windows_X86_64 LibreOffice_project/7074905676c47b82bbcfbea1aeefc84afe1c50e1</meta:generator>
    <dc:date>2017-12-30T13:20:33.487000000</dc:date>
    <meta:document-statistic meta:table-count="0" meta:image-count="0" meta:object-count="0" meta:page-count="4" meta:paragraph-count="106" meta:word-count="358" meta:character-count="2204" meta:non-whitespace-character-count="1760"/>
    <meta:user-defined meta:name="Info 1"/>
    <meta:user-defined meta:name="Info 2"/>
    <meta:user-defined meta:name="Info 3"/>
    <meta:user-defined meta:name="Info 4"/>
  </office:meta>
</office:document-meta>
</file>